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cc99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6.2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  <style:text-properties fo:color="#23ff23" fo:font-size="20pt" fo:font-style="italic" fo:font-weight="bold"/>
    </style:style>
    <style:style style:name="P8" style:family="paragraph">
      <style:paragraph-properties fo:margin-left="0cm" fo:margin-right="0cm" fo:text-align="center" fo:text-indent="0cm"/>
      <style:text-properties fo:color="#ffcc99" fo:font-size="20pt" fo:font-style="italic" fo:font-weight="bold"/>
    </style:style>
    <style:style style:name="P9" style:family="paragraph">
      <style:paragraph-properties fo:text-align="center"/>
    </style:style>
    <style:style style:name="P10" style:family="paragraph">
      <style:text-properties fo:font-weight="bold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6cm" fo:margin-right="0cm" fo:text-indent="-0.6cm"/>
    </style:style>
    <style:style style:name="P13" style:family="paragraph">
      <style:paragraph-properties fo:margin-left="7.2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color="#23ff23" fo:font-style="italic"/>
    </style:style>
    <style:style style:name="T6" style:family="text">
      <style:text-properties fo:color="#ffcc99" fo:font-style="italic"/>
    </style:style>
    <style:style style:name="T7" style:family="text">
      <style:text-properties fo:color="#ffcc99"/>
    </style:style>
    <style:style style:name="T8" style:family="text">
      <style:text-properties fo:font-size="20pt"/>
    </style:style>
    <style:style style:name="T9" style:family="text">
      <style:text-properties fo:font-weight="bold"/>
    </style:style>
    <style:style style:name="T10" style:family="text">
      <style:text-properties fo:color="#ffff00" fo:font-style="normal"/>
    </style:style>
    <style:style style:name="T11" style:family="text">
      <style:text-properties fo:color="#ffff00" fo:font-style="italic"/>
    </style:style>
    <style:style style:name="T12" style:family="text">
      <style:text-properties fo:color="#00ffff" fo:font-style="italic"/>
    </style:style>
    <style:style style:name="T13" style:family="text">
      <style:text-properties fo:color="#00ffff" fo:font-size="24pt" fo:font-style="italic"/>
    </style:style>
    <style:style style:name="T14" style:family="text">
      <style:text-properties fo:color="#ffff00" fo:font-size="24pt"/>
    </style:style>
    <style:style style:name="T15" style:family="text">
      <style:text-properties fo:font-size="24pt"/>
    </style:style>
    <style:style style:name="T16" style:family="text">
      <style:text-properties fo:color="#23ff23" fo:font-size="24pt" fo:font-style="italic"/>
    </style:style>
    <style:style style:name="T17" style:family="text">
      <style:text-properties fo:color="#ffcc99" fo:font-size="24pt" fo:font-style="italic"/>
    </style:style>
    <style:style style:name="T18" style:family="text">
      <style:text-properties fo:font-style="normal"/>
    </style:style>
    <style:style style:name="T19" style:family="text">
      <style:text-properties fo:color="#00ffff" fo:font-style="normal"/>
    </style:style>
    <style:style style:name="T20" style:family="text">
      <style:text-properties fo:color="#23ff23" fo:font-style="normal"/>
    </style:style>
    <style:style style:name="T21" style:family="text">
      <style:text-properties fo:color="#ffcc99" fo:font-size="24pt" fo:font-style="normal"/>
    </style:style>
    <style:style style:name="T22" style:family="text">
      <style:text-properties fo:font-size="24pt" fo:font-style="normal"/>
    </style:style>
    <style:style style:name="T23" style:family="text">
      <style:text-properties fo:color="#23ff23" fo:font-size="24pt" fo:font-style="normal"/>
    </style:style>
    <style:style style:name="T24" style:family="text">
      <style:text-properties fo:color="#ffff00" fo:font-size="24pt" fo:font-style="normal" fo:font-weight="normal"/>
    </style:style>
    <style:style style:name="T25" style:family="text">
      <style:text-properties fo:color="#ffffff" fo:font-size="24pt" fo:font-style="normal"/>
    </style:style>
    <style:style style:name="T26" style:family="text">
      <style:text-properties fo:color="#ffff00" fo:font-size="24pt" fo:font-style="normal"/>
    </style:style>
    <style:style style:name="T27" style:family="text">
      <style:text-properties fo:color="#23ff23" fo:font-size="24pt"/>
    </style:style>
    <style:style style:name="T28" style:family="text">
      <style:text-properties fo:color="#ccccff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5: for/while/do/switch</presentation:footer-decl>
      <presentation:footer-decl presentation:name="ftr2">CMPTxxxx</presentation:footer-decl>
      <presentation:date-time-decl presentation:name="dtd1" presentation:source="fixed">29 January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5: for, while, do, switch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9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perator <text:span text:style-name="T1">precedence</text:span></text:p>
              </text:list-item>
            </text:list>
            <text:list text:style-name="L3">
              <text:list-item>
                <text:p text:style-name="P3">Java primitive <text:span text:style-name="T1">types</text:span></text:p>
              </text:list-item>
            </text:list>
            <text:list text:style-name="L3">
              <text:list-item>
                <text:p text:style-name="P3"><text:span text:style-name="T1">public/private</text:span> keywords</text:p>
              </text:list-item>
            </text:list>
            <text:list text:style-name="L3">
              <text:list-item>
                <text:p text:style-name="P3"><text:span text:style-name="T1">set/get</text:span> methods</text:p>
              </text:list-item>
            </text:list>
            <text:list text:style-name="L3">
              <text:list-item>
                <text:p text:style-name="P3"><text:span text:style-name="T1">Subclasses</text:span>, <text:span text:style-name="T1">instances</text:span>, <text:span text:style-name="T1">attributes</text:span></text:p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More on <text:span text:style-name="T1">applets</text:span>; running applets</text:p>
              </text:list-item>
            </text:list>
            <text:list text:style-name="L3">
              <text:list-item>
                <text:p text:style-name="P3"><text:span text:style-name="T1">While</text:span> loops</text:p>
              </text:list-item>
            </text:list>
            <text:list text:style-name="L3">
              <text:list-item>
                <text:p text:style-name="P3"><text:span text:style-name="T1">Do</text:span>/while loops</text:p>
              </text:list-item>
            </text:list>
            <text:list text:style-name="L3">
              <text:list-item>
                <text:p text:style-name="P3"><text:span text:style-name="T1">For</text:span> loops as while loops</text:p>
              </text:list-item>
            </text:list>
            <text:list text:style-name="L3">
              <text:list-item>
                <text:p text:style-name="P3"><text:span text:style-name="T1">Switch</text:span>/<text:span text:style-name="T1">case</text:span> statement</text:p>
              </text:list-item>
            </text:list>
            <text:list text:style-name="L3">
              <text:list-item>
                <text:p text:style-name="P3"><text:span text:style-name="T1">Labeled</text:span> block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More on applets</text:p>
          </draw:text-box>
        </draw:frame>
        <draw:frame presentation:style-name="pr6" draw:text-style-name="P3" draw:layer="layout" svg:width="25.199cm" svg:height="14.721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Addition</text:span> example <text:span text:style-name="T1">applet</text:span> (“Lab0”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import</text:span><text:span text:style-name="T2"> java.applet.Applet;</text:span> // the Applet <text:span text:style-name="T1">cla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import</text:span><text:span text:style-name="T2"> java.awt.*; </text:span>// abstract window <text:span text:style-name="T1">toolk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ublic</text:span><text:span text:style-name="T2"> </text:span><text:span text:style-name="T3">class</text:span><text:span text:style-name="T2"> Addition </text:span><text:span text:style-name="T1">extends</text:span><text:span text:style-name="T2"> Applet </text:span><text:span text:style-name="T1">implements</text:span><text:span text:style-name="T2"> Action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nly <text:span text:style-name="T1">one</text:span> <text:span text:style-name="T2">public</text:span> class per file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Named</text:span> same as the fi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Extends</text:span>: subclass <text:span text:style-name="T1">inherits</text:span> from <text:span text:style-name="T2">Applet</text:span></text:p>
              </text:list-item>
            </text:list>
            <text:list text:style-name="L3">
              <text:list-item>
                <text:p text:style-name="P3"><text:span text:style-name="T2">Implements</text:span>: <text:span text:style-name="T2">ActionListener</text:span> <text:span text:style-name="T1">interfa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Must implement the following <text:span text:style-name="T1">method</text:span>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ublic void actionPerformed(ActionEvent 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unning an applet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ompile</text:span> an applet using <text:span text:style-name="T2">javac</text:span> as usual</text:p>
              </text:list-item>
            </text:list>
            <text:list text:style-name="L3">
              <text:list-item>
                <text:p text:style-name="P3"><text:span text:style-name="T1">Run</text:span>: in <text:span text:style-name="T1">Eclipse</text:span>: it will pop up a <text:span text:style-name="T2">window</text:span></text:p>
              </text:list-item>
            </text:list>
            <text:list text:style-name="L3">
              <text:list-item>
                <text:p text:style-name="P3"><text:span text:style-name="T1">Run</text:span>: in a <text:span text:style-name="T1">web page</text:span>:</text:p>
              </text:list-item>
            </text:list>
            <text:list text:style-name="L3">
              <text:list-item>
                <text:list>
                  <text:list-item>
                    <text:p text:style-name="P6">Write a small <text:span text:style-name="T2">HTML</text:span> file <text:span text:style-name="T1">embedding</text:span> the apple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&lt;object&gt;</text:span> (IE), or <text:span text:style-name="T2">&lt;applet&gt;</text:span>, or bot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ee <text:span text:style-name="T4"><text:a xlink:href="http://cmpt167.seanho.com/java/Addition.html">Addition.html</text:a></text:span> and <text:span text:style-name="T4"><text:a xlink:href="http://cmp167.seanho.com/java/TicTacToe/TicTacToe.html">TicTacToe.html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See</text:span><text:span text:style-name="T4"> </text:span><text:span text:style-name="T4"><text:a xlink:href="http://java.sun.com/j2se/1.5.0/docs/guide/plugin/developer_guide/using_tags.html">Sun's recommendations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Run</text:span>: using <text:span text:style-name="T1">appletviewer</text:span>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appletviewer</text:span> Addition.htm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HTML file, not the applet <text:span text:style-name="T2">.class</text:span> file direct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8" draw:text-style-name="P5" draw:layer="layout" svg:width="25.199cm" svg:height="6.288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while</text:span> (<text:span text:style-name="T5">condition</text:span>) <text:span text:style-name="T6">statement</text:span>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s usual, <text:span text:style-name="T7">statement</text:span> can be a <text:span text:style-name="T2">{}</text:span> <text:span text:style-name="T1">block</text:span></text:p>
              </text:list-item>
            </text:list>
            <text:list text:style-name="L3">
              <text:list-item>
                <text:p text:style-name="P3"><text:span text:style-name="T5">condition</text:span> evaluates to a <text:span text:style-name="T1">boolean</text:span></text:p>
              </text:list-item>
            </text:list>
            <text:list text:style-name="L3">
              <text:list-item>
                <text:p text:style-name="P3"><text:span text:style-name="T1">Top-of-loop</text:span> testing</text:p>
              </text:list-item>
            </text:list>
          </draw:text-box>
        </draw:frame>
        <draw:custom-shape draw:style-name="gr2" draw:text-style-name="P7" draw:id="id1" draw:layer="layout" svg:width="5.821cm" svg:height="2.435cm" svg:x="10.937cm" svg:y="12.03cm">
          <text:p text:style-name="P7"><text:span text:style-name="T8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8" draw:id="id2" draw:layer="layout" svg:width="5.75cm" svg:height="1.623cm" svg:x="16.376cm" svg:y="15.1cm">
          <text:p text:style-name="P8"><text:span text:style-name="T7">statement</text:span></text:p>
        </draw:rect>
        <draw:connector draw:style-name="gr4" draw:text-style-name="P9" draw:layer="layout" draw:type="line" svg:x1="13.847cm" svg:y1="14.465cm" svg:x2="16.376cm" svg:y2="15.911cm" draw:start-shape="id1" draw:start-glue-point="6" draw:end-shape="id2" draw:end-glue-point="3">
          <text:p text:style-name="P1"/>
        </draw:connector>
        <draw:connector draw:style-name="gr4" draw:text-style-name="P9" draw:layer="layout" draw:type="line" svg:x1="13.847cm" svg:y1="10.303cm" svg:x2="13.847cm" svg:y2="12.03cm" draw:end-shape="id1" draw:end-glue-point="4">
          <text:p text:style-name="P1"/>
        </draw:connector>
        <draw:connector draw:style-name="gr4" draw:text-style-name="P9" draw:layer="layout" draw:type="line" svg:x1="13.847cm" svg:y1="14.465cm" svg:x2="13.853cm" svg:y2="19.438cm" draw:start-shape="id1" draw:start-glue-point="6">
          <text:p text:style-name="P1"/>
        </draw:connector>
        <draw:connector draw:style-name="gr4" draw:text-style-name="P9" draw:layer="layout" draw:type="curve" svg:x1="22.126cm" svg:y1="15.911cm" svg:x2="16.758cm" svg:y2="13.247cm" draw:start-shape="id2" draw:start-glue-point="1" draw:end-shape="id1" draw:end-glue-point="7">
          <text:p text:style-name="P1"/>
        </draw:connector>
        <draw:frame draw:style-name="gr5" draw:text-style-name="P10" draw:layer="layout" svg:width="0.947cm" svg:height="0.971cm" svg:x="14.783cm" svg:y="14.153cm">
          <draw:text-box>
            <text:p text:style-name="P1"><text:span text:style-name="T9">T</text:span></text:p>
          </draw:text-box>
        </draw:frame>
        <draw:frame draw:style-name="gr5" draw:text-style-name="P10" draw:layer="layout" svg:width="0.866cm" svg:height="0.971cm" svg:x="12.737cm" svg:y="15.105cm">
          <draw:text-box>
            <text:p text:style-name="P1"><text:span text:style-name="T9">F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do/while loops</text:p>
          </draw:text-box>
        </draw:frame>
        <draw:frame presentation:style-name="pr8" draw:text-style-name="P5" draw:layer="layout" svg:width="25.199cm" svg:height="6.288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do</text:span><text:span text:style-name="T11"> </text:span><text:span text:style-name="T6">statement </text:span><text:span text:style-name="T1">while</text:span> (<text:span text:style-name="T5">condition</text:span>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s usual, <text:span text:style-name="T7">statement</text:span> can be a <text:span text:style-name="T2">{}</text:span> <text:span text:style-name="T1">block</text:span></text:p>
              </text:list-item>
            </text:list>
            <text:list text:style-name="L3">
              <text:list-item>
                <text:p text:style-name="P3"><text:span text:style-name="T5">condition</text:span> evaluates to a <text:span text:style-name="T1">boolean</text:span></text:p>
              </text:list-item>
            </text:list>
            <text:list text:style-name="L3">
              <text:list-item>
                <text:p text:style-name="P3"><text:span text:style-name="T1">Bottom-of-loop</text:span> testing</text:p>
              </text:list-item>
            </text:list>
          </draw:text-box>
        </draw:frame>
        <draw:custom-shape draw:style-name="gr2" draw:text-style-name="P7" draw:id="id4" draw:layer="layout" svg:width="5.821cm" svg:height="2.435cm" svg:x="10.937cm" svg:y="15.382cm">
          <text:p text:style-name="P7"><text:span text:style-name="T8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8" draw:id="id3" draw:layer="layout" svg:width="5.75cm" svg:height="1.658cm" svg:x="10.907cm" svg:y="11.642cm">
          <text:p text:style-name="P8"><text:span text:style-name="T7">statement</text:span></text:p>
        </draw:rect>
        <draw:connector draw:style-name="gr4" draw:text-style-name="P9" draw:layer="layout" draw:type="line" svg:x1="13.782cm" svg:y1="13.3cm" svg:x2="13.794cm" svg:y2="15.134cm" draw:start-shape="id3" draw:start-glue-point="2">
          <text:p text:style-name="P1"/>
        </draw:connector>
        <draw:connector draw:style-name="gr4" draw:text-style-name="P9" draw:layer="layout" draw:type="line" svg:x1="13.847cm" svg:y1="10.303cm" svg:x2="13.782cm" svg:y2="11.642cm" draw:end-shape="id3" draw:end-glue-point="0">
          <text:p text:style-name="P1"/>
        </draw:connector>
        <draw:connector draw:style-name="gr4" draw:text-style-name="P9" draw:layer="layout" draw:type="line" svg:x1="13.847cm" svg:y1="17.817cm" svg:x2="13.853cm" svg:y2="19.438cm" draw:start-shape="id4" draw:start-glue-point="6">
          <text:p text:style-name="P1"/>
        </draw:connector>
        <draw:connector draw:style-name="gr4" draw:text-style-name="P9" draw:layer="layout" draw:type="curve" draw:line-skew="3.446cm" svg:x1="16.758cm" svg:y1="16.599cm" svg:x2="16.657cm" svg:y2="12.471cm" draw:start-shape="id4" draw:start-glue-point="7" draw:end-shape="id3" draw:end-glue-point="1">
          <text:p text:style-name="P1"/>
        </draw:connector>
        <draw:frame draw:style-name="gr5" draw:text-style-name="P10" draw:layer="layout" svg:width="0.947cm" svg:height="0.971cm" svg:x="16.829cm" svg:y="15.529cm">
          <draw:text-box>
            <text:p text:style-name="P1"><text:span text:style-name="T9">T</text:span></text:p>
          </draw:text-box>
        </draw:frame>
        <draw:frame draw:style-name="gr5" draw:text-style-name="P10" draw:layer="layout" svg:width="0.866cm" svg:height="0.971cm" svg:x="12.772cm" svg:y="17.609cm">
          <draw:text-box>
            <text:p text:style-name="P1"><text:span text:style-name="T9">F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For loops as while loop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retty much every <text:span text:style-name="T1">for</text:span>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or</text:span> (<text:span text:style-name="T12">init</text:span>; <text:span text:style-name="T5">condition</text:span>; <text:span text:style-name="T12">increment</text:span>) <text:span text:style-name="T6">statement</text:span>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... can be expressed as an equivalent <text:span text:style-name="T1">while</text:span>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init</text:span><text:span text:style-name="T14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while</text:span><text:span text:style-name="T15"> (</text:span><text:span text:style-name="T16">condition</text:span><text:span text:style-name="T15">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7">statement</text:span><text:span text:style-name="T15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increment</text:span><text:span text:style-name="T15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break/continu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Use <text:span text:style-name="T1">break</text:span> to terminate a loop earl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for</text:span><text:span text:style-name="T18"> (</text:span><text:span text:style-name="T19">i=0</text:span><text:span text:style-name="T18">; </text:span><text:span text:style-name="T20">i&lt;10</text:span><text:span text:style-name="T18">; </text:span><text:span text:style-name="T19">i++</text:span><text:span text:style-name="T18">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if (i==5) break</text:span><text:span text:style-name="T22">;</text:span><text:span text:style-name="T22"><text:tab/></text:span><text:span text:style-name="T22"><text:tab/></text:span><text:span text:style-name="T22"><text:tab/></text:span><text:span text:style-name="T23">// quit at 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8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 <text:span text:style-name="T1">continue</text:span> to skip to the next iteration of the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for</text:span><text:span text:style-name="T18"> (</text:span><text:span text:style-name="T19">i=0</text:span><text:span text:style-name="T18">; </text:span><text:span text:style-name="T20">i&lt;10</text:span><text:span text:style-name="T18">; </text:span><text:span text:style-name="T19">i++</text:span><text:span text:style-name="T18">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if (i==5) continue</text:span><text:span text:style-name="T22">;</text:span><text:span text:style-name="T22"><text:tab/></text:span><text:span text:style-name="T22"><text:tab/></text:span><text:span text:style-name="T22"><text:tab/></text:span><text:span text:style-name="T23">// don't print 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System.out.print(i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8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witch statement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switch</text:span> (<text:span text:style-name="T5">expression</text:span>) {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case</text:span><text:span text:style-name="T17"> </text:span><text:span text:style-name="T16">val1</text:span><text:span text:style-name="T25">:</text:span><text:span text:style-name="T17"> statement; ...; </text:span><text:span text:style-name="T26">break</text:span><text:span text:style-name="T1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case</text:span><text:span text:style-name="T17"> </text:span><text:span text:style-name="T16">val2</text:span><text:span text:style-name="T25">:</text:span><text:span text:style-name="T17"> statement; ...; </text:span><text:span text:style-name="T26">break</text:span><text:span text:style-name="T1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7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default</text:span><text:span text:style-name="T25">:</text:span><text:span text:style-name="T17"> statement; ...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}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imilar to a nested <text:span text:style-name="T1">if/else</text:span> structure</text:p>
              </text:list-item>
            </text:list>
            <text:list text:style-name="L3">
              <text:list-item>
                <text:list>
                  <text:list-item>
                    <text:p text:style-name="P6">But <text:span text:style-name="T5">expression</text:span> is only <text:span text:style-name="T1">evaluated</text:span> once</text:p>
                  </text:list-item>
                </text:list>
              </text:list-item>
            </text:list>
            <text:list text:style-name="L3">
              <text:list-item>
                <text:p text:style-name="P3">If <text:span text:style-name="T1">omit</text:span> a <text:span text:style-name="T2">break</text:span>, execution continues to <text:span text:style-name="T1">next</text:span> <text:span text:style-name="T2">cas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case</text:span><text:span text:style-name="T17"> </text:span><text:span text:style-name="T16">val1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case</text:span><text:span text:style-name="T17"> </text:span><text:span text:style-name="T16">val2</text:span><text:span text:style-name="T25">:</text:span><text:span text:style-name="T17"> statement; ...; </text:span><text:span text:style-name="T26">break</text:span><text:span text:style-name="T1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Labeled block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Blocks can be <text:span text:style-name="T1">named</text:span></text:p>
              </text:list-item>
            </text:list>
            <text:list text:style-name="L3">
              <text:list-item>
                <text:p text:style-name="P3"><text:span text:style-name="T2">break</text:span>/<text:span text:style-name="T2">continue</text:span> can specify a <text:span text:style-name="T1">name</text:span>:</text:p>
              </text:list-item>
            </text:list>
            <text:list text:style-name="L3">
              <text:list-item>
                <text:list>
                  <text:list-item>
                    <text:p text:style-name="P6">Go to start/end of named <text:span text:style-name="T1">blo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main</text:span><text:span text:style-name="T15">: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7">for</text:span><text:span text:style-name="T15"> (</text:span><text:span text:style-name="T28">row</text:span><text:span text:style-name="T15">=</text:span><text:span text:style-name="T28">0</text:span><text:span text:style-name="T15">; </text:span><text:span text:style-name="T28">row</text:span><text:span text:style-name="T15">&lt;</text:span><text:span text:style-name="T28">n_rows</text:span><text:span text:style-name="T15">; </text:span><text:span text:style-name="T28">row</text:span><text:span text:style-name="T15">++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7">for</text:span><text:span text:style-name="T15"> (</text:span><text:span text:style-name="T28">col</text:span><text:span text:style-name="T15">=</text:span><text:span text:style-name="T28">0</text:span><text:span text:style-name="T15">; </text:span><text:span text:style-name="T28">col</text:span><text:span text:style-name="T15">&lt;</text:span><text:span text:style-name="T28">n_cols</text:span><text:span text:style-name="T15">; </text:span><text:span text:style-name="T28">col</text:span><text:span text:style-name="T15">++) {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27">if</text:span><text:span text:style-name="T15"> (</text:span><text:span text:style-name="T28">row</text:span><text:span text:style-name="T15">+</text:span><text:span text:style-name="T28">col</text:span><text:span text:style-name="T15"> == </text:span><text:span text:style-name="T28">12</text:span><text:span text:style-name="T15">) </text:span><text:span text:style-name="T27">break</text:span><text:span text:style-name="T15"> </text:span><text:span text:style-name="T14">main</text:span><text:span text:style-name="T15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b</text:span> due this Wed <text:span text:style-name="T2">31Jan</text:span>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Repetition</text:span>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Swing</text:span> program: see “<text:span text:style-name="T2">SayHello</text:span>” example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Java <text:span text:style-name="T1">Applet</text:span>: see “<text:span text:style-name="T2">Lab0</text:span>” (Addition) <text:span text:style-name="T1">templat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4"/>
      <draw:page-thumbnail draw:layer="backgroundobjects" svg:width="5.586cm" svg:height="4.189cm" svg:x="2.794cm" svg:y="13.071cm" draw:page-number="5"/>
      <draw:page-thumbnail draw:layer="backgroundobjects" svg:width="5.586cm" svg:height="4.189cm" svg:x="11.176cm" svg:y="13.071cm" draw:page-number="12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1-29T12:56:30</dc:date>
    <dc:language>en-US</dc:language>
    <meta:editing-cycles>29</meta:editing-cycles>
    <meta:editing-duration>PT7H50M32S</meta:editing-duration>
    <meta:user-defined meta:name="Info 1"/>
    <meta:user-defined meta:name="Info 2"/>
    <meta:user-defined meta:name="Info 3"/>
    <meta:user-defined meta:name="Info 4"/>
    <meta:document-statistic meta:object-count="222"/>
  </office:meta>
</office:document-meta>
</file>